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face style:name="Calibri4"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1" fo:language="fr" fo:country="FR" officeooo:paragraph-rsid="0005e062"/>
    </style:style>
    <style:style style:name="P2" style:family="paragraph" style:parent-style-name="Standard">
      <style:text-properties style:font-name="Calibri1" fo:language="fr" fo:country="FR" officeooo:paragraph-rsid="001e8fa9"/>
    </style:style>
    <style:style style:name="P3" style:family="paragraph" style:parent-style-name="Text_20_body">
      <style:paragraph-properties fo:text-align="start" style:justify-single-word="false"/>
      <style:text-properties style:font-name="Calibri1" fo:language="fr" fo:country="FR" officeooo:rsid="00221415" officeooo:paragraph-rsid="00249f6a"/>
    </style:style>
    <style:style style:name="P4" style:family="paragraph" style:parent-style-name="Text_20_body">
      <style:paragraph-properties fo:text-align="start" style:justify-single-word="false"/>
      <style:text-properties style:font-name="Calibri1" fo:language="fr" fo:country="FR" officeooo:rsid="00221415" officeooo:paragraph-rsid="00221415"/>
    </style:style>
    <style:style style:name="P5" style:family="paragraph" style:parent-style-name="Text_20_body">
      <style:text-properties style:font-name="Calibri1" fo:language="fr" fo:country="FR" fo:font-style="normal" officeooo:rsid="001e8fa9" officeooo:paragraph-rsid="002803fc" style:font-style-asian="normal" style:font-style-complex="normal"/>
    </style:style>
    <style:style style:name="P6" style:family="paragraph" style:parent-style-name="Text_20_body">
      <style:text-properties style:font-name="Calibri1" fo:language="fr" fo:country="FR" fo:font-style="normal" officeooo:rsid="001e8fa9" officeooo:paragraph-rsid="002fd0ce" style:font-style-asian="normal" style:font-style-complex="normal"/>
    </style:style>
    <style:style style:name="P7" style:family="paragraph" style:parent-style-name="Text_20_body">
      <style:text-properties style:font-name="Calibri1" fo:language="fr" fo:country="FR" fo:font-style="normal" officeooo:rsid="001e8fa9" officeooo:paragraph-rsid="00317a83" style:font-style-asian="normal" style:font-style-complex="normal"/>
    </style:style>
    <style:style style:name="P8" style:family="paragraph" style:parent-style-name="Text_20_body">
      <style:text-properties style:font-name="Calibri1" fo:language="fr" fo:country="FR" fo:font-style="normal" officeooo:rsid="001e8fa9" officeooo:paragraph-rsid="0034fabc" style:font-style-asian="normal" style:font-style-complex="normal"/>
    </style:style>
    <style:style style:name="P9" style:family="paragraph" style:parent-style-name="Text_20_body">
      <style:text-properties style:font-name="Calibri1" fo:language="fr" fo:country="FR" fo:font-style="normal" officeooo:rsid="002943c2" officeooo:paragraph-rsid="002803fc" style:font-style-asian="normal" style:font-style-complex="normal"/>
    </style:style>
    <style:style style:name="P10" style:family="paragraph" style:parent-style-name="Text_20_body">
      <style:paragraph-properties fo:text-align="center" style:justify-single-word="false"/>
      <style:text-properties style:font-name="Calibri1" fo:language="fr" fo:country="FR" fo:font-style="normal" style:text-underline-style="solid" style:text-underline-width="auto" style:text-underline-color="font-color" fo:font-weight="bold" officeooo:rsid="00368023" officeooo:paragraph-rsid="00368023" style:font-style-asian="normal" style:font-weight-asian="bold" style:font-style-complex="normal" style:font-weight-complex="bold"/>
    </style:style>
    <style:style style:name="P11" style:family="paragraph" style:parent-style-name="Text_20_body">
      <style:text-properties style:font-name="Calibri1" fo:language="fr" fo:country="FR" officeooo:rsid="002943c2" officeooo:paragraph-rsid="002943c2"/>
    </style:style>
    <style:style style:name="P12" style:family="paragraph" style:parent-style-name="Standard">
      <style:text-properties style:font-name="Calibri1" fo:font-size="11pt" fo:language="fr" fo:country="FR" officeooo:rsid="00499f9a" officeooo:paragraph-rsid="0005e062" style:font-size-asian="11pt" style:font-size-complex="11pt"/>
    </style:style>
    <style:style style:name="P13" style:family="paragraph" style:parent-style-name="Standard">
      <style:text-properties style:font-name="Calibri1" fo:font-size="11pt" fo:language="fr" fo:country="FR" officeooo:rsid="007d0960" officeooo:paragraph-rsid="0005e062"/>
    </style:style>
    <style:style style:name="P14" style:family="paragraph" style:parent-style-name="Standard">
      <style:text-properties style:font-name="Calibri1" officeooo:paragraph-rsid="0008d65a"/>
    </style:style>
    <style:style style:name="P15" style:family="paragraph" style:parent-style-name="Standard">
      <style:text-properties style:font-name="Calibri1" officeooo:rsid="0015eb44" officeooo:paragraph-rsid="0015eb44"/>
    </style:style>
    <style:style style:name="P16" style:family="paragraph" style:parent-style-name="Text_20_body">
      <style:text-properties style:font-name="Calibri1" officeooo:rsid="0008d65a" officeooo:paragraph-rsid="0008d65a"/>
    </style:style>
    <style:style style:name="P17" style:family="paragraph" style:parent-style-name="Text_20_body">
      <style:text-properties style:font-name="Calibri1" officeooo:rsid="0008d65a" officeooo:paragraph-rsid="000cd45f"/>
    </style:style>
    <style:style style:name="P18" style:family="paragraph" style:parent-style-name="Text_20_body">
      <style:text-properties officeooo:paragraph-rsid="0005e062"/>
    </style:style>
    <style:style style:name="P19" style:family="paragraph" style:parent-style-name="Text_20_body">
      <style:paragraph-properties fo:text-align="start" style:justify-single-word="false"/>
      <style:text-properties officeooo:rsid="001dd155" officeooo:paragraph-rsid="00221415"/>
    </style:style>
    <style:style style:name="P20" style:family="paragraph" style:parent-style-name="Text_20_body">
      <style:text-properties officeooo:rsid="001e8fa9" officeooo:paragraph-rsid="002803fc"/>
    </style:style>
    <style:style style:name="P21" style:family="paragraph" style:parent-style-name="Text_20_body">
      <style:text-properties officeooo:rsid="00217f8e" officeooo:paragraph-rsid="0005e062"/>
    </style:style>
    <style:style style:name="P22" style:family="paragraph" style:parent-style-name="Heading_20_1">
      <style:text-properties style:font-name="Calibri1" fo:language="fr" fo:country="FR" officeooo:rsid="00191ff5" officeooo:paragraph-rsid="00191ff5"/>
    </style:style>
    <style:style style:name="P23" style:family="paragraph" style:parent-style-name="Heading_20_1">
      <style:text-properties style:font-name="Calibri1" fo:language="fr" fo:country="FR" officeooo:rsid="0008d65a" officeooo:paragraph-rsid="0008d65a"/>
    </style:style>
    <style:style style:name="P24" style:family="paragraph" style:parent-style-name="Heading_20_1">
      <style:text-properties style:font-name="Calibri1" fo:language="fr" fo:country="FR" officeooo:paragraph-rsid="0005e062"/>
    </style:style>
    <style:style style:name="P25" style:family="paragraph" style:parent-style-name="Heading_20_1">
      <style:text-properties style:font-name="Calibri1" fo:language="fr" fo:country="FR" officeooo:rsid="00221415" officeooo:paragraph-rsid="00221415"/>
    </style:style>
    <style:style style:name="P26" style:family="paragraph" style:parent-style-name="Heading_20_1">
      <style:text-properties officeooo:rsid="003c7850" officeooo:paragraph-rsid="003c7850"/>
    </style:style>
    <style:style style:name="P27" style:family="paragraph" style:parent-style-name="Standard" style:list-style-name="L1">
      <style:text-properties style:font-name="Calibri1" officeooo:rsid="00195828" officeooo:paragraph-rsid="00195828"/>
    </style:style>
    <style:style style:name="P28" style:family="paragraph" style:parent-style-name="Standard">
      <style:text-properties style:font-name="Calibri1" officeooo:rsid="00195828" officeooo:paragraph-rsid="00195828"/>
    </style:style>
    <style:style style:name="P29" style:family="paragraph" style:parent-style-name="Text_20_body" style:list-style-name="L2">
      <style:text-properties officeooo:rsid="001cf979" officeooo:paragraph-rsid="001cf979"/>
    </style:style>
    <style:style style:name="P30" style:family="paragraph" style:parent-style-name="Text_20_body" style:list-style-name="L2">
      <style:text-properties style:font-name="Calibri1" fo:language="fr" fo:country="FR" officeooo:rsid="001cf979" officeooo:paragraph-rsid="001cf979"/>
    </style:style>
    <style:style style:name="P31" style:family="paragraph" style:parent-style-name="Text_20_body" style:list-style-name="L3">
      <style:paragraph-properties fo:text-align="start" style:justify-single-word="false"/>
      <style:text-properties style:font-name="Calibri1" fo:language="fr" fo:country="FR" officeooo:rsid="001dd155" officeooo:paragraph-rsid="00249f6a"/>
    </style:style>
    <style:style style:name="P32" style:family="paragraph" style:parent-style-name="Text_20_body" style:list-style-name="L3">
      <style:text-properties style:font-name="Calibri1" fo:language="fr" fo:country="FR" officeooo:rsid="001dd155" officeooo:paragraph-rsid="002803fc"/>
    </style:style>
    <style:style style:name="P33" style:family="paragraph" style:parent-style-name="Text_20_body" style:list-style-name="L3">
      <style:paragraph-properties fo:text-align="start" style:justify-single-word="false"/>
      <style:text-properties style:font-name="Calibri1" fo:language="fr" fo:country="FR" officeooo:rsid="00221415" officeooo:paragraph-rsid="00249f6a"/>
    </style:style>
    <style:style style:name="P34" style:family="paragraph" style:parent-style-name="Text_20_body" style:list-style-name="L3">
      <style:paragraph-properties fo:text-align="start" style:justify-single-word="false"/>
      <style:text-properties style:font-name="Calibri1" fo:language="fr" fo:country="FR" officeooo:rsid="00221415" officeooo:paragraph-rsid="002803fc"/>
    </style:style>
    <style:style style:name="P35" style:family="paragraph" style:parent-style-name="Text_20_body">
      <style:paragraph-properties fo:text-align="start" style:justify-single-word="false"/>
      <style:text-properties style:font-name="Calibri1" fo:language="fr" fo:country="FR" officeooo:rsid="00221415" officeooo:paragraph-rsid="002803fc"/>
    </style:style>
    <style:style style:name="P36" style:family="paragraph" style:parent-style-name="Text_20_body" style:list-style-name="L3">
      <style:text-properties style:font-name="Calibri1" fo:language="fr" fo:country="FR" officeooo:rsid="00201aba" officeooo:paragraph-rsid="002803fc"/>
    </style:style>
    <style:style style:name="P37" style:family="paragraph" style:parent-style-name="Text_20_body" style:list-style-name="L3">
      <style:text-properties style:font-name="Calibri1" fo:language="fr" fo:country="FR" fo:font-style="normal" officeooo:rsid="001e8fa9" officeooo:paragraph-rsid="002803fc" style:font-style-asian="normal" style:font-style-complex="normal"/>
    </style:style>
    <style:style style:name="P38" style:family="paragraph" style:parent-style-name="Text_20_body" style:list-style-name="L3">
      <style:text-properties style:font-name="Calibri1" fo:language="fr" fo:country="FR" fo:font-style="normal" officeooo:rsid="001e8fa9" officeooo:paragraph-rsid="002c6ab3" style:font-style-asian="normal" style:font-style-complex="normal"/>
    </style:style>
    <style:style style:name="P39" style:family="paragraph" style:parent-style-name="Text_20_body">
      <style:text-properties style:font-name="Calibri1" fo:language="fr" fo:country="FR" fo:font-style="normal" officeooo:rsid="001e8fa9" officeooo:paragraph-rsid="0034fabc" style:font-style-asian="normal" style:font-style-complex="normal"/>
    </style:style>
    <style:style style:name="P40" style:family="paragraph" style:parent-style-name="Text_20_body" style:list-style-name="L3">
      <style:text-properties officeooo:paragraph-rsid="002803fc"/>
    </style:style>
    <style:style style:name="P41" style:family="paragraph" style:parent-style-name="Text_20_body" style:list-style-name="L3">
      <style:text-properties officeooo:rsid="001e8fa9" officeooo:paragraph-rsid="002943c2"/>
    </style:style>
    <style:style style:name="P42" style:family="paragraph" style:parent-style-name="Text_20_body" style:list-style-name="L3">
      <style:text-properties officeooo:rsid="001e8fa9" officeooo:paragraph-rsid="002803fc"/>
    </style:style>
    <style:style style:name="P43" style:family="paragraph" style:parent-style-name="Text_20_body" style:list-style-name="L3">
      <style:text-properties officeooo:rsid="00201aba" officeooo:paragraph-rsid="002803fc"/>
    </style:style>
    <style:style style:name="P44" style:family="paragraph" style:parent-style-name="Text_20_body">
      <style:paragraph-properties fo:text-align="start" style:justify-single-word="false"/>
      <style:text-properties officeooo:rsid="00217f8e" officeooo:paragraph-rsid="00249f6a"/>
    </style:style>
    <style:style style:name="P45" style:family="paragraph" style:parent-style-name="Text_20_body">
      <style:text-properties officeooo:rsid="003c7850" officeooo:paragraph-rsid="003c7850"/>
    </style:style>
    <style:style style:name="P46" style:family="paragraph" style:parent-style-name="Text_20_body">
      <style:text-properties officeooo:paragraph-rsid="003c7850"/>
    </style:style>
    <style:style style:name="T1" style:family="text">
      <style:text-properties officeooo:rsid="0009f1e4"/>
    </style:style>
    <style:style style:name="T2" style:family="text">
      <style:text-properties officeooo:rsid="000be946"/>
    </style:style>
    <style:style style:name="T3" style:family="text">
      <style:text-properties officeooo:rsid="000c8bc5"/>
    </style:style>
    <style:style style:name="T4" style:family="text">
      <style:text-properties officeooo:rsid="000cd45f"/>
    </style:style>
    <style:style style:name="T5" style:family="text">
      <style:text-properties officeooo:rsid="000d1aa8"/>
    </style:style>
    <style:style style:name="T6" style:family="text">
      <style:text-properties officeooo:rsid="000db90b"/>
    </style:style>
    <style:style style:name="T7" style:family="text">
      <style:text-properties officeooo:rsid="000faee0"/>
    </style:style>
    <style:style style:name="T8" style:family="text">
      <style:text-properties style:font-name="Calibri1" fo:language="fr" fo:country="FR"/>
    </style:style>
    <style:style style:name="T9" style:family="text">
      <style:text-properties style:font-name="Calibri1" fo:language="fr" fo:country="FR" fo:font-style="normal" style:font-style-asian="normal" style:font-style-complex="normal"/>
    </style:style>
    <style:style style:name="T10" style:family="text">
      <style:text-properties style:font-name="Calibri1" fo:language="fr" fo:country="FR" fo:font-style="normal" officeooo:rsid="00201aba" style:font-style-asian="normal" style:font-style-complex="normal"/>
    </style:style>
    <style:style style:name="T11" style:family="text">
      <style:text-properties style:font-name="Calibri1" fo:language="fr" fo:country="FR" fo:font-style="normal" officeooo:rsid="002943c2" style:font-style-asian="normal" style:font-style-complex="normal"/>
    </style:style>
    <style:style style:name="T12" style:family="text">
      <style:text-properties style:font-name="Calibri1" fo:language="fr" fo:country="FR" officeooo:rsid="001cf979"/>
    </style:style>
    <style:style style:name="T13" style:family="text">
      <style:text-properties style:font-name="Calibri1" fo:language="fr" fo:country="FR" officeooo:rsid="001dd155"/>
    </style:style>
    <style:style style:name="T14" style:family="text">
      <style:text-properties style:font-name="Calibri1" fo:language="fr" fo:country="FR" officeooo:rsid="00217f8e"/>
    </style:style>
    <style:style style:name="T15" style:family="text">
      <style:text-properties style:font-name="Calibri1" fo:language="fr" fo:country="FR" officeooo:rsid="00221415"/>
    </style:style>
    <style:style style:name="T16" style:family="text">
      <style:text-properties style:font-name="Calibri1" fo:language="fr" fo:country="FR" officeooo:rsid="002351c8"/>
    </style:style>
    <style:style style:name="T17" style:family="text">
      <style:text-properties style:font-name="Calibri1" fo:language="fr" fo:country="FR" officeooo:rsid="003be169"/>
    </style:style>
    <style:style style:name="T18" style:family="text">
      <style:text-properties officeooo:rsid="001b22c7"/>
    </style:style>
    <style:style style:name="T19" style:family="text">
      <style:text-properties officeooo:rsid="001be6a8"/>
    </style:style>
    <style:style style:name="T20" style:family="text">
      <style:text-properties officeooo:rsid="001c0afe"/>
    </style:style>
    <style:style style:name="T21" style:family="text">
      <style:text-properties officeooo:rsid="001cf979"/>
    </style:style>
    <style:style style:name="T22" style:family="text">
      <style:text-properties officeooo:rsid="001e8fa9"/>
    </style:style>
    <style:style style:name="T23" style:family="text">
      <style:text-properties officeooo:rsid="00201aba"/>
    </style:style>
    <style:style style:name="T24" style:family="text">
      <style:text-properties officeooo:rsid="00217f8e"/>
    </style:style>
    <style:style style:name="T25" style:family="text">
      <style:text-properties officeooo:rsid="002c6ab3"/>
    </style:style>
    <style:style style:name="T26" style:family="text">
      <style:text-properties officeooo:rsid="002e4440"/>
    </style:style>
    <style:style style:name="T27" style:family="text">
      <style:text-properties officeooo:rsid="002fd0ce"/>
    </style:style>
    <style:style style:name="T28" style:family="text">
      <style:text-properties officeooo:rsid="00317a83"/>
    </style:style>
    <style:style style:name="T29" style:family="text">
      <style:text-properties officeooo:rsid="00333976"/>
    </style:style>
    <style:style style:name="T30" style:family="text">
      <style:text-properties officeooo:rsid="0034fabc"/>
    </style:style>
    <style:style style:name="T31" style:family="text">
      <style:text-properties officeooo:rsid="00368023"/>
    </style:style>
    <style:style style:name="T32" style:family="text">
      <style:text-properties officeooo:rsid="003c7850"/>
    </style:style>
    <style:style style:name="T33" style:family="text">
      <style:text-properties style:text-position="super 5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Présentation de l’entreprise et/ou du service et contexte du projet (cahier des charges, environnement humain et technique) <text:span text:style-name="T22">(3 min)</text:span></text:p>
      <text:p text:style-name="P14">- Conception et codage des composants front-end et des composants back-end <text:span text:style-name="T22">(20min)</text:span></text:p>
      <text:p text:style-name="P14">- Présentation des éléments les plus significatifs de l’interface de l’application <text:span text:style-name="T22">(5 min)</text:span></text:p>
      <text:p text:style-name="P14">- Présentation du jeu d’essai de la fonctionnalité la plus représentative (données en entrée, données attendues, données obtenues) et analyse des écarts éventuels <text:span text:style-name="T22">(5min)</text:span></text:p>
      <text:p text:style-name="P14">- Présentation d’un exemple de recherche effectuée à partir de site anglophone - Synthèse et conclusion (satisfactions et difficultés rencontrées). <text:span text:style-name="T22">(5 min)</text:span></text:p>
      <text:p text:style-name="P14"/>
      <text:p text:style-name="P15">5 000 mots pour une présentation de 35min</text:p>
      <text:p text:style-name="P15"/>
      <text:h text:style-name="P22" text:outline-level="1"><text:bookmark-start text:name="__RefHeading___Toc272_9262626632"/>Introduction <text:span text:style-name="T18">(1min)</text:span><text:bookmark-end text:name="__RefHeading___Toc272_9262626632"/></text:h>
      <text:list xml:id="list3446513944" text:style-name="L1">
        <text:list-item>
          <text:p text:style-name="P27">Se présenter</text:p>
        </text:list-item>
        <text:list-item>
          <text:p text:style-name="P27">Parler de la formation (où pourquoi quand)</text:p>
        </text:list-item>
        <text:list-item>
          <text:p text:style-name="P27">Parler rapidement du projet que je vais présenter</text:p>
        </text:list-item>
      </text:list>
      <text:p text:style-name="P28"/>
      <text:h text:style-name="P23" text:outline-level="1"><text:bookmark-start text:name="__RefHeading___Toc272_926262663"/>Présentation de l’entreprise <text:span text:style-name="T21">(</text:span><text:span text:style-name="T29">1</text:span><text:span text:style-name="T21">min 15sec)</text:span><text:bookmark-end text:name="__RefHeading___Toc272_926262663"/></text:h>
      <text:p text:style-name="P1"><text:bookmark-start text:name="__RefHeading___Toc274_926262663"/><text:bookmark-end text:name="__RefHeading___Toc274_926262663"/></text:p>
      <text:p text:style-name="P1"/>
      <text:p text:style-name="P16"><text:tab/>La boutique « Lafleur » situé <text:span text:style-name="T1">dans le village de</text:span> Lourmarin est tenue par M et Me Cholet. Ceux-ci aimeraient agrandir leur clientèle en <text:span text:style-name="T1">proposant leur service de fleuriste sur internet. Ils m’ont donc contacté afin de mener à bien ce projet.</text:span></text:p>
      <text:p text:style-name="P17"><text:tab/><text:span text:style-name="T2">Ils souhaitent que leur clientèle puisse passer des commandes sur leur boutique en ligne, ces commandes seront livrables à condition que l’acheteur habite dans les villages alentours et des frais de livraison de 2,99 € s’appliqueront si le prix de la commande est inférieur à 50 €. Leurs produits sont classés par catégories, ils demandent donc la possibilité de filtrer les articles en ligne selon ces catégories. Ils veulent que leurs clients puisse aussi filtrer ces articles par couleur. </text:span><text:span text:style-name="T3">Le délai de livraison sera d’un jour par défaut mais les clients pourront choisir une date différente.</text:span></text:p>
      <text:p text:style-name="P17"><text:span text:style-name="T4"><text:tab/>Monsieur Cholet, étant doué pour la photo, aimerait avoir un blog à disposition dans lequel il écrirait des articles sur leur région et la nature en général. Ce blog leur servira aussi afin de faire de la publicité pour leur boutique en ligne. </text:span><text:span text:style-name="T5">Madame Cholet apprécie faire de petits cadeaux à ses clients lors d’évènements spéciaux comme la fête des mères. Elle aimerait donc un système de loterie permettant à chaque commande en ligne de faire gagner un lot à leur client.</text:span></text:p>
      <text:p text:style-name="P17"><text:span text:style-name="T5"><text:tab/>Afin de mener à bien ce projet, ils souhaiterai</text:span><text:span text:style-name="T7">en</text:span><text:span text:style-name="T5">t également une plateforme leur permettant de gérer leurs stocks et commandes. </text:span><text:span text:style-name="T6">Cela leur permettra aussi d’ajouter de nouveaux produits sur leur boutique en ligne. </text:span><text:span text:style-name="T5">Pour éviter les risques de rupture de stock, ils demandent un moyen d’être prévenu lorsqu’un article est bientôt indisponible.</text:span></text:p>
      <text:p text:style-name="P17"><text:tab/><text:span text:style-name="T19">Ces informations m’ont permise d’établir un cahier des charges afin de mettre aux clairs et de lister les fonctionnalité</text:span><text:span text:style-name="T20">s.</text:span></text:p>
      <text:p text:style-name="P12"/>
      <text:p text:style-name="P12"/>
      <text:h text:style-name="P24" text:outline-level="1"><text:bookmark-start text:name="__RefHeading___Toc294_926262663"/><text:soft-page-break/><text:span text:style-name="T22">Environnement humain et technique</text:span> <text:span text:style-name="T21">(</text:span><text:span text:style-name="T29">1min 15sec</text:span><text:span text:style-name="T21">)</text:span><text:bookmark-end text:name="__RefHeading___Toc294_926262663"/></text:h>
      <text:p text:style-name="P18"><text:span text:style-name="T12"><text:tab/></text:span><text:span text:style-name="T14">Ce projet est né dans le sein de ma formation, les clients sont fictifs et ont été représenté par les formateurs. J’ai développé ce projet seul en utilisant 2 PC un fixe avec Windows et un portable sous Debian.</text:span></text:p>
      <text:p text:style-name="P18"><text:span text:style-name="T8"><text:tab/></text:span><text:span text:style-name="T12">Pour ce projet, j’ai utilisé :</text:span></text:p>
      <text:list xml:id="list612009652" text:style-name="L2">
        <text:list-item>
          <text:p text:style-name="P29"><text:span text:style-name="T8">Git pour garder un historique des différentes version du projet et les conserver sur un serveur distant </text:span><text:span text:style-name="T13">de la plateforme GitHub</text:span><text:span text:style-name="T8">.</text:span></text:p>
        </text:list-item>
        <text:list-item>
          <text:p text:style-name="P30">Figma pour la maquette, Canva pour céer le logo, MySQL workbench pour le MLD de la BDD et phpmyadmin pour gérer cette BDD.</text:p>
        </text:list-item>
        <text:list-item>
          <text:p text:style-name="P30">Les langages HTML et CSS pour réaliser la partie front-end.</text:p>
        </text:list-item>
        <text:list-item>
          <text:p text:style-name="P30">JavaScript pour ajouter de l’interactivité au site et améliorer l’expérience utilisateur</text:p>
        </text:list-item>
        <text:list-item>
          <text:p text:style-name="P30">PHP dans le but de développer la partie back-end du projet.</text:p>
        </text:list-item>
        <text:list-item>
          <text:p text:style-name="P30">Laravel pour créer l’application administrative interne à l’entreprise.</text:p>
        </text:list-item>
      </text:list>
      <text:p text:style-name="P13"/>
      <text:h text:style-name="P25" text:outline-level="1"><text:bookmark-start text:name="__RefHeading___Toc561_926262663"/>Conception et codage des composants front-end et back-end<text:bookmark-end text:name="__RefHeading___Toc561_926262663"/></text:h>
      <text:p text:style-name="P21"/>
      <text:list xml:id="list3491155576" text:style-name="L3">
        <text:list-item>
          <text:p text:style-name="P31">Parler de Git</text:p>
        </text:list-item>
      </text:list>
      <text:p text:style-name="P44"><text:span text:style-name="T8"><text:tab/>Git m’a permis de versionner mon projet, c-a-d d’enregistrer différentes versions de celui-ci tout au long du développement. Utilisant 2 PC, il m’a aussi permis de </text:span><text:span text:style-name="T15">transférer ce projet facilement.</text:span></text:p>
      <text:p text:style-name="P44"><text:span text:style-name="T15"><text:tab/></text:span><text:span text:style-name="T17">Parler des commandes git, de GitHub</text:span></text:p>
      <text:p text:style-name="P3"/>
      <text:list xml:id="list183421821907076" text:continue-numbering="true" text:style-name="L3">
        <text:list-item>
          <text:p text:style-name="P33">Parler de la maquette, du logo, charte graphique, maquette responsive, storyboard</text:p>
        </text:list-item>
      </text:list>
      <text:p text:style-name="P4"><text:tab/>J’ai utilisé Figma afin de réaliser la conception graphique de la boutique en ligne. J’ai donc proposé une charte graphique aux clients, accompagné d’un logo créer avec Canva. Cette maquette a été réalisé <text:span text:style-name="T26">pour les</text:span> version<text:span text:style-name="T26">s</text:span> Desktop et Mobile. J’ai aussi créé un storyboard afin de présenter aux fleuristes les différentes interactions possible pour un visiteur. Cela m’a aussi permis de conceptualisé les besoins de ces visiteurs et de réfléchir à une bonne interface graphique offrant une expérience utilisateur simple et efficace.</text:p>
      <text:p text:style-name="P4"/>
      <text:list xml:id="list183420825165270" text:continue-numbering="true" text:style-name="L3">
        <text:list-item>
          <text:p text:style-name="P33">Parler de la conception de la BDD, dictionnaire données, recherche entité, MLD</text:p>
        </text:list-item>
      </text:list>
      <text:p text:style-name="P19"><text:span text:style-name="T15"><text:tab/>Pour conceptualisé la base donnée j’ai créer un dictionnaire de données ainsi qu’une recherche des entités à partir des besoins des clients. J’ai ensuite utilisé MySQL Workbench afin de </text:span><text:span text:style-name="T16">un</text:span><text:span text:style-name="T15"> MLD </text:span><text:span text:style-name="T16">représentant l’architecture logique de</text:span><text:span text:style-name="T15"> la BDD.</text:span></text:p>
      <text:p text:style-name="P4"><text:soft-page-break/></text:p>
      <text:list xml:id="list183421057446462" text:continue-numbering="true" text:style-name="L3">
        <text:list-item>
          <text:p text:style-name="P32">Parler du panneau admin :</text:p>
          <text:list>
            <text:list-item>
              <text:p text:style-name="P36">Configuration du framework (.env)</text:p>
            </text:list-item>
          </text:list>
        </text:list-item>
      </text:list>
      <text:p text:style-name="P11"><text:tab/>Pour développer le panneau admin de l’entreprise, j’ai utilisé le framework PHP Laravel. J’ai donc utilisé Composer, un logiciel d’installeur de paquets, afin d’initialiser le projet avec Laravel.</text:p>
      <text:p text:style-name="P11"><text:tab/>J’ai ensuite configurer le fichier .env destiné à l’écriture des variables d’environnement du projet, telle que l’adresse de la BDD ainsi qu’un identifiant et mot de passe. Ce fichier ne doit pas pouvoir être accessible par des personnes en dehors du développement informatique car il contient des informations sensibles.</text:p>
      <text:p text:style-name="P11"/>
      <text:list xml:id="list183422404340301" text:continue-numbering="true" text:style-name="L3">
        <text:list-item>
          <text:list>
            <text:list-item>
              <text:p text:style-name="P41"><text:span text:style-name="T13">U</text:span><text:span text:style-name="T8">tilisation du paquet </text:span><text:span text:style-name="T9">Breeze </text:span><text:span text:style-name="T11">et l</text:span><text:span text:style-name="T9">’utilisation de Tailwind pour le côté front-end</text:span></text:p>
            </text:list-item>
          </text:list>
        </text:list-item>
      </text:list>
      <text:p text:style-name="P20"><text:span text:style-name="T9"><text:tab/></text:span><text:span text:style-name="T11">Puis, j’ai installer le paquet Breeze au projet. Celui-ci intègre un système d’utilisateurs et d’authentification sécurisé ainsi que le framework CSS Tailwind et le serveur Vite, permettant d’améliorer le confort de développement et de gérer Tailwind.</text:span></text:p>
      <text:p text:style-name="P9"/>
      <text:list xml:id="list183422100923491" text:continue-numbering="true" text:style-name="L3">
        <text:list-item>
          <text:list>
            <text:list-item>
              <text:p text:style-name="P37">La création des migrations pour créer la BDD</text:p>
            </text:list-item>
          </text:list>
        </text:list-item>
      </text:list>
      <text:p text:style-name="P5"><text:tab/><text:span text:style-name="T25">Ensuite, j’ai créé les migrations </text:span><text:span text:style-name="T26">en respectant le MLD afin de construire la BDD via les commandes de terminal de Laravel.</text:span></text:p>
      <text:list xml:id="list183421558719311" text:continue-numbering="true" text:style-name="L3">
        <text:list-item>
          <text:list>
            <text:list-item>
              <text:p text:style-name="P37">Le développement des entités et des relations entre elles</text:p>
            </text:list-item>
          </text:list>
        </text:list-item>
      </text:list>
      <text:p text:style-name="P7"><text:tab/><text:span text:style-name="T26">Après cela, j’ai développé les entités, au travers de modèles, </text:span><text:span text:style-name="T28">représentant les tables de la base de donnée et leur relation dans Laravel</text:span><text:span text:style-name="T26">.</text:span></text:p>
      <text:p text:style-name="P7"><text:span text:style-name="T27"><text:tab/>Pour cela, j’ai déclaré le nom de la table et le nom du champ de la clé primaire dans leurs attributs respectif, </text:span><text:span text:style-name="T28">$table et $primaryKey. Les champs de la tables ayant des valeurs modifiable sont placé dans l’attribut $fillable.</text:span></text:p>
      <text:p text:style-name="P6"><text:span text:style-name="T26"><text:tab/>Pour </text:span><text:span text:style-name="T28">finir j’ai développé d</text:span><text:span text:style-name="T26">es </text:span><text:span text:style-name="T28">méthodes liant les modèles entre eux permettant de représenter les relations SQL </text:span><text:span text:style-name="T29">à l’aide des méthodes prédéfinie de l’ORM Eloquent.</text:span></text:p>
      <text:list xml:id="list183422309887752" text:continue-numbering="true" text:style-name="L3">
        <text:list-item>
          <text:list>
            <text:list-item>
              <text:p text:style-name="P38">fausses données</text:p>
            </text:list-item>
          </text:list>
        </text:list-item>
      </text:list>
      <text:p text:style-name="P8"><text:tab/><text:span text:style-name="T29">Pour la suite, j’ai décidé de fabriquer de fausses données, à l’aide des Factories de Laravel, afin de générer des données aléatoires dans les tables de ma BDD. Cela m’a permis de bien tester les vues et contrôleur avec un échantillon de données assez nombreuses.</text:span></text:p>
      <text:p text:style-name="P8"><text:span text:style-name="T30"><text:tab/>J’ai aussi du passé l’attribut timestamps à false dans mes modeles.</text:span><text:span text:style-name="T29"> </text:span><text:span text:style-name="T30">Sans cela les attributs « create_at » et update_at aurait été créé dans le modele mais ces champs n’existe pas dans ma BDD donc lors de la création des fausses données le programme aurait planté.</text:span></text:p>
      <text:p text:style-name="P8"/>
      <text:p text:style-name="P8"/>
      <text:list xml:id="list183421066761517" text:continue-numbering="true" text:style-name="L3">
        <text:list-item>
          <text:list>
            <text:list-item>
              <text:p text:style-name="P37"><text:soft-page-break/>Le développement des contrôleurs et des routes</text:p>
            </text:list-item>
          </text:list>
        </text:list-item>
      </text:list>
      <text:p text:style-name="P5"><text:tab/><text:span text:style-name="T29">L’étape suivante fut la création des contrôleurs. </text:span><text:span text:style-name="T31">J’ai utilisé la commande php artisan make NomController -resource. Grace a cette option cela a créé le nom des fonctions CRUD utilisé par Laravel et simplifiera la déclaration des routes dans fichier web.</text:span></text:p>
      <text:p text:style-name="P10">Parler d’un contrôleur en particulier et détaillé sont fonctionnement</text:p>
      <text:list xml:id="list183421294420626" text:continue-numbering="true" text:style-name="L3">
        <text:list-item>
          <text:list>
            <text:list-item>
              <text:p text:style-name="P42"><text:span text:style-name="T9">La gestion des vues, </text:span><text:span text:style-name="T10">des formulaires (CSRF)</text:span></text:p>
            </text:list-item>
          </text:list>
        </text:list-item>
        <text:list-item>
          <text:p text:style-name="P37">Parler de la boutique :</text:p>
          <text:list>
            <text:list-item>
              <text:p text:style-name="P43">Choix du modèle MVC, pourquoi, utilité</text:p>
            </text:list-item>
            <text:list-item>
              <text:p text:style-name="P43">Parler des entités et requête SQL (préparé), méthode d’accès aux données</text:p>
            </text:list-item>
            <text:list-item>
              <text:p text:style-name="P43">Parler des contrôleurs, verbe HTTP, session, gestion des valeurs dans les input</text:p>
            </text:list-item>
            <text:list-item>
              <text:p text:style-name="P43">Parler des vues, la façon dont j’intègre les données dedans, et surtout le côté responsive, sécurité (XSS)</text:p>
            </text:list-item>
          </text:list>
        </text:list-item>
        <text:list-item>
          <text:p text:style-name="P43">Parler du blog :</text:p>
          <text:list>
            <text:list-item>
              <text:p text:style-name="P43">Parler de WordPress</text:p>
            </text:list-item>
            <text:list-item>
              <text:p text:style-name="P40"><text:span text:style-name="T23">Parler du plugi</text:span><text:span text:style-name="T24">n</text:span></text:p>
            </text:list-item>
          </text:list>
        </text:list-item>
        <text:list-item>
          <text:p text:style-name="P34">Parler des éléments significatifs du projet</text:p>
        </text:list-item>
      </text:list>
      <text:p text:style-name="P35"/>
      <text:p text:style-name="P35"/>
      <text:p text:style-name="P35"/>
      <text:h text:style-name="P26" text:outline-level="1">Conclusion</text:h>
      <text:p text:style-name="P46"><text:tab/></text:p>
      <text:p text:style-name="P45">Bon :</text:p>
      <text:p text:style-name="P45"><text:tab/>J’ai pu en apprendre plus sur tailwind et laravel, ainsi que sur la sécurité en générales.</text:p>
      <text:p text:style-name="P45"><text:tab/>C’était mon 1<text:span text:style-name="T33">er</text:span> projet à accomplir seul assez conséquent, site complet avec back end. Je pense avoir globalement réussi ce projet et ça m’a permis de voir mes défaut afin de les améliorer.</text:p>
      <text:p text:style-name="P45"/>
      <text:p text:style-name="P45">Mauvais :</text:p>
      <text:p text:style-name="P46"><text:span text:style-name="T32"><text:tab/>Trello pas utilisé, j’aurais du.</text:span></text:p>
      <text:p text:style-name="P46"><text:tab/><text:span text:style-name="T32">Mauvaise estimation du temps.</text:span></text:p>
      <text:p text:style-name="P46"><text:tab/><text:span text:style-name="T32">Prendre plus de temps à réfléchir sur comment développer ce projet.</text:span></text:p>
      <text:p text:style-name="P46"><text:tab/><text:span text:style-name="T32">Prendre plus de temps pour mieux se renseigner sur les technologies disponibl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face style:name="Calibri4"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4" fo:font-family="Calibri" style:font-style-name="Norm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Calibri" fo:font-family="Calibri" style:font-family-generic="swis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family="Calibri" style:font-family-generic="swiss" fo:font-size="14pt" fo:font-style="normal"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247cm" fo:margin-bottom="0.212cm" style:contextual-spacing="false" fo:line-height="150%" fo:text-indent="0cm" style:auto-text-indent="false" fo:background-color="transparent" fo:keep-with-next="always"/>
      <style:text-properties style:font-name="Calibri3" fo:font-family="Calibri" style:font-style-name="Normal" style:font-family-generic="swis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2" fo:font-family="Calibri" style:font-style-name="Italique gras" style:font-family-generic="swiss" style:font-pitch="variable" fo:font-size="11pt"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2T15:14:19.683000000</meta:creation-date>
    <dc:date>2023-05-14T16:28:11.542000000</dc:date>
    <meta:editing-duration>PT4H42M5S</meta:editing-duration>
    <meta:editing-cycles>28</meta:editing-cycles>
    <meta:generator>LibreOffice/7.3.0.3$Windows_X86_64 LibreOffice_project/0f246aa12d0eee4a0f7adcefbf7c878fc2238db3</meta:generator>
    <meta:document-statistic meta:table-count="0" meta:image-count="0" meta:object-count="0" meta:page-count="4" meta:paragraph-count="71" meta:word-count="1335" meta:character-count="8231" meta:non-whitespace-character-count="6967"/>
  </office:meta>
</office:document-meta>
</file>